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stroke="none" draw:fill-color="#79778f" draw:textarea-horizontal-align="justify" draw:textarea-vertical-align="middle" draw:auto-grow-height="false" fo:min-height="0.398cm" fo:min-width="0.148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325cm" fo:min-width="0.075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12.2cm"/>
    </style:style>
    <style:style style:name="gr5" style:family="graphic" style:parent-style-name="standard">
      <style:graphic-properties draw:stroke="none" draw:fill-color="#79778f" draw:textarea-horizontal-align="justify" draw:textarea-vertical-align="middle" draw:auto-grow-height="false" fo:min-height="0cm" fo:min-width="12.2cm"/>
    </style:style>
    <style:style style:name="gr6" style:family="graphic" style:parent-style-name="standard">
      <style:graphic-properties draw:stroke="none" draw:fill-color="#79778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79778f" draw:textarea-horizontal-align="justify" draw:textarea-vertical-align="middle" draw:auto-grow-height="false" fo:min-height="0.253cm" fo:min-width="0.00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614cm" fo:min-width="0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257cm" fo:min-width="0.361cm"/>
    </style:style>
    <style:style style:name="gr11" style:family="graphic" style:parent-style-name="standard">
      <style:graphic-properties draw:stroke="none" draw:fill-color="#79778f" draw:textarea-horizontal-align="justify" draw:textarea-vertical-align="middle" draw:auto-grow-height="false" fo:min-height="0.664cm" fo:min-width="0.418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563cm" fo:min-width="0.317cm"/>
    </style:style>
    <style:style style:name="gr13" style:family="graphic" style:parent-style-name="standard">
      <style:graphic-properties draw:stroke="none" draw:fill-color="#79778f" draw:textarea-horizontal-align="justify" draw:textarea-vertical-align="middle" draw:auto-grow-height="false" fo:min-height="0.461cm" fo:min-width="0.214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01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7cm" fo:min-width="0.365cm"/>
    </style:style>
    <style:style style:name="gr16" style:family="graphic" style:parent-style-name="standard">
      <style:graphic-properties draw:stroke="none" draw:fill-color="#79778f" draw:textarea-horizontal-align="justify" draw:textarea-vertical-align="middle" draw:auto-grow-height="false" fo:min-height="0cm" fo:min-width="14.742cm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3.916cm" fo:min-width="3.259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2.45cm" fo:min-width="2.04cm"/>
    </style:style>
    <style:style style:name="gr19" style:family="graphic" style:parent-style-name="standard">
      <style:graphic-properties draw:stroke="none" draw:fill-color="#ffffff" draw:textarea-vertical-align="middle" draw:auto-grow-height="false" fo:min-height="2.289cm" fo:min-width="2.04cm"/>
    </style:style>
    <style:style style:name="gr20" style:family="graphic" style:parent-style-name="standard">
      <style:graphic-properties draw:stroke="none" svg:stroke-color="#ffffff" draw:fill-color="#79778f" draw:textarea-horizontal-align="justify" draw:textarea-vertical-align="middle" draw:auto-grow-height="false" fo:min-height="3.001cm" fo:min-width="2.65cm"/>
    </style:style>
    <style:style style:name="gr21" style:family="graphic" style:parent-style-name="standard">
      <style:graphic-properties draw:stroke="none" svg:stroke-color="#ffffff" draw:fill-color="#79778f" draw:textarea-horizontal-align="justify" draw:textarea-vertical-align="middle" draw:auto-grow-height="false" fo:min-height="1.782cm" fo:min-width="1.837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3.662cm" fo:min-width="2.548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-color="#79778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2.54cm" svg:x="12.7cm" svg:y="0.001cm">
          <text:p text:style-name="P1">Fro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14cm" svg:height="0.914cm" svg:x="12.501cm" svg:y="2.0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813cm" svg:height="0.813cm" svg:x="12.549cm" svg:y="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2.7cm" svg:height="2.54cm" svg:x="0cm" svg:y="0.001cm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2.7cm" svg:height="2.54cm" svg:x="15.24cm" svg:y="0.001cm">
          <text:p text:style-name="P1">Le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54cm" svg:height="2.54cm" svg:x="27.94cm" svg:y="0.001cm"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7cm" svg:height="0.051cm" svg:x="0cm" svg:y="2.0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54cm" svg:height="0.051cm" svg:x="12.7cm" svg:y="2.0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11cm" svg:height="0.711cm" svg:x="12.601cm" svg:y="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508cm" svg:height="0.508cm" svg:x="12.7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453cm" svg:height="0.864cm" svg:x="12.501cm" svg:y="2.1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861cm" svg:height="0.507cm" svg:x="12.601cm" svg:y="2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2.7cm" svg:height="0.102cm" svg:x="0cm" svg:y="2.1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54cm" svg:height="0.102cm" svg:x="12.7cm" svg:y="2.1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918cm" svg:height="0.914cm" svg:x="14.525cm" svg:y="2.08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2" draw:text-style-name="P4" draw:layer="layout" svg:width="0.817cm" svg:height="0.813cm" svg:x="14.577cm" svg:y="2.13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3" draw:layer="layout" svg:width="0.255cm" svg:height="0.051cm" svg:x="14.987cm" svg:y="2.08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3" draw:layer="layout" svg:width="0.714cm" svg:height="0.711cm" svg:x="14.629cm" svg:y="2.18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4" draw:text-style-name="P4" draw:layer="layout" svg:width="0.51cm" svg:height="0.508cm" svg:x="14.733cm" svg:y="2.28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9" draw:text-style-name="P4" draw:layer="layout" svg:width="0.455cm" svg:height="0.864cm" svg:x="14.987cm" svg:y="2.1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4" draw:layer="layout" svg:width="0.865cm" svg:height="0.507cm" svg:x="14.477cm" svg:y="2.5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3" draw:layer="layout" svg:width="0.255cm" svg:height="0.102cm" svg:x="14.987cm" svg:y="2.18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3" draw:layer="layout" svg:width="15.242cm" svg:height="0.102cm" svg:x="15.238cm" svg:y="2.1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5.242cm" svg:height="0.051cm" svg:x="15.238cm" svg:y="2.0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759cm" svg:height="4.166cm" svg:x="12.09cm" svg:y="0.762cm">
          <text:p/>
          <draw:enhanced-geometry svg:viewBox="0 0 21600 21600" draw:mirror-vertical="true" draw:type="block-arc" draw:modifiers="-127.555951671095 9726.270146006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8" draw:text-style-name="P2" draw:layer="layout" svg:width="2.54cm" svg:height="12.7cm" draw:transform="rotate (-1.5707963267949) translate (12.7cm 2.54cm)">
          <text:p text:style-name="P1">Bottom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54cm" svg:height="2.539cm" draw:transform="rotate (-1.5707963267949) translate (13.97cm 2.54cm)">
          <text:p text:style-name="P5"><text:span text:style-name="T1"/></text:p>
          <text:p text:style-name="P5"><text:span text:style-name="T1"/></text:p>
          <text:p text:style-name="P5"><text:span text:style-name="T1"/></text:p>
          <draw:enhanced-geometry draw:glue-point-type="segments" draw:type="mso-spt100" draw:modifiers="0.135344109314351 179.9548852223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3" draw:layer="layout" svg:width="3.15cm" svg:height="3.251cm" draw:transform="rotate (1.5707963267949) translate (13.056cm 5.385cm)">
          <text:p/>
          <draw:enhanced-geometry svg:viewBox="0 0 21600 21600" draw:mirror-vertical="true" draw:mirror-horizontal="false" draw:type="block-arc" draw:modifiers="-138.105229857663 9747.783819549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4" draw:layer="layout" svg:width="3.759cm" svg:height="4.166cm" draw:transform="rotate (1.5707963267949) translate (12.852cm 5.688cm)">
          <text:p/>
          <draw:enhanced-geometry svg:viewBox="0 0 21600 21600" draw:mirror-vertical="true" draw:type="block-arc" draw:modifiers="-127.555951671095 9726.270146006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1" draw:text-style-name="P3" draw:layer="layout" svg:width="2.337cm" svg:height="2.032cm" draw:transform="rotate (1.5707963267949) translate (13.259cm 4.978cm)">
          <text:p/>
          <draw:enhanced-geometry svg:viewBox="0 0 21600 21600" draw:mirror-vertical="true" draw:mirror-horizontal="false" draw:type="block-arc" draw:modifiers="-153.846391710266 9798.4148190066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2" draw:text-style-name="P4" draw:layer="layout" svg:width="3.048cm" svg:height="3.912cm" draw:transform="rotate (1.5707963267949) translate (13.208cm 5.334cm)">
          <text:p/>
          <draw:enhanced-geometry svg:viewBox="0 0 21600 21600" draw:mirror-vertical="true" draw:type="block-arc" draw:modifiers="-136.044818399146 10501.7070835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9cm" fo:margin-bottom="0cm" fo:text-indent="0cm"/>
      <style:text-properties fo:font-size="31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7cm" fo:margin-bottom="0cm" fo:text-indent="0cm"/>
      <style:text-properties fo:font-size="27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4cm" fo:margin-bottom="0cm" fo:text-indent="0cm"/>
      <style:text-properties fo:font-size="22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9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498cm" svg:x="1cm" svg:y="5.523cm"/>
      <draw:page-thumbnail draw:layer="backgroundobjects" svg:width="8.999cm" svg:height="1.498cm" svg:x="1cm" svg:y="14.099cm"/>
      <draw:page-thumbnail draw:layer="backgroundobjects" svg:width="8.999cm" svg:height="1.498cm" svg:x="1cm" svg:y="22.675cm"/>
      <draw:page-thumbnail draw:layer="backgroundobjects" svg:width="8.999cm" svg:height="1.498cm" svg:x="11cm" svg:y="5.523cm"/>
      <draw:page-thumbnail draw:layer="backgroundobjects" svg:width="8.999cm" svg:height="1.498cm" svg:x="11cm" svg:y="14.099cm"/>
      <draw:page-thumbnail draw:layer="backgroundobjects" svg:width="8.999cm" svg:height="1.498cm" svg:x="11cm" svg:y="22.675cm"/>
    </style:handout-master>
    <style:master-page style:name="Default" style:page-layout-name="PM1" draw:style-name="Mdp1">
      <draw:frame presentation:style-name="Default-title" draw:layer="backgroundobjects" svg:width="25.145cm" svg:height="2.968cm" svg:x="1.397cm" svg:y="0.708cm" presentation:class="title" presentation:placeholder="true">
        <draw:text-box/>
      </draw:frame>
      <draw:frame presentation:style-name="Default-outline1" draw:layer="backgroundobjects" svg:width="25.145cm" svg:height="10.311cm" svg:x="1.397cm" svg:y="4.158cm" presentation:class="outline" presentation:placeholder="true">
        <draw:text-box/>
      </draw:frame>
      <draw:frame presentation:style-name="Mpr1" draw:text-style-name="MP2" draw:layer="backgroundobjects" svg:width="6.509cm" svg:height="1.225cm" svg:x="1.397cm" svg:y="16.1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225cm" svg:x="9.555cm" svg:y="16.1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225cm" svg:x="20.032cm" svg:y="16.19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20:38:09.902273897</meta:creation-date>
    <dc:date>2020-04-22T01:04:02.775895663</dc:date>
    <meta:editing-duration>PT34M12S</meta:editing-duration>
    <meta:editing-cycles>8</meta:editing-cycles>
    <meta:generator>LibreOffice/6.0.7.3$Linux_X86_64 LibreOffice_project/00m0$Build-3</meta:generator>
    <meta:document-statistic meta:object-count="54"/>
  </office:meta>
</office:document-meta>
</file>